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DemiLight1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600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textarea-horizontal-align="justify" draw:textarea-vertical-align="middle" draw:auto-grow-height="false" fo:min-height="17.75cm" fo:min-width="11.5cm"/>
    </style:style>
    <style:style style:name="gr2" style:family="graphic" style:parent-style-name="standard">
      <style:graphic-properties svg:stroke-color="#729fcf" draw:fill-color="#8eb0d3" draw:textarea-horizontal-align="justify" draw:textarea-vertical-align="middle" draw:auto-grow-height="false" fo:min-height="15.4cm" fo:min-width="11.05cm"/>
    </style:style>
    <style:style style:name="gr3" style:family="graphic" style:parent-style-name="standard">
      <style:graphic-properties svg:stroke-width="0.053cm" svg:stroke-color="#729fcf" draw:marker-start-width="0.227cm" draw:marker-end-width="0.227cm" draw:textarea-horizontal-align="justify" draw:textarea-vertical-align="middle" draw:auto-grow-height="false" fo:min-height="1.598cm" fo:min-width="1.3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ffff" draw:marker-start-width="0.359cm" draw:marker-end-width="0.359cm" draw:textarea-horizontal-align="justify" draw:textarea-vertical-align="middle" draw:auto-grow-height="false" fo:min-height="0.126cm" fo:min-width="0cm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svg:stroke-color="#ffffff" draw:marker-start-width="0.359cm" draw:marker-end-width="0.359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729fcf" draw:fill-color="#729fcf" draw:textarea-horizontal-align="justify" draw:textarea-vertical-align="middle" draw:auto-grow-height="false" fo:min-height="0.078cm" fo:min-width="1.119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1.716cm" fo:min-width="10.2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0.316cm" fo:min-width="9.8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0.316cm" fo:min-width="0.8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0.316cm" fo:min-width="2.4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ffff" draw:marker-start-width="0.321cm" draw:marker-end-width="0.321cm" draw:fill-color="#009933" draw:textarea-horizontal-align="justify" draw:textarea-vertical-align="middle" draw:auto-grow-height="false" fo:min-height="0.108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ffff" draw:marker-start-width="0.321cm" draw:marker-end-width="0.321cm" draw:fill-color="#0099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ffffff" draw:marker-start-width="0.227cm" draw:marker-end-width="0.227cm" draw:fill-color="#729fcf" draw:textarea-horizontal-align="justify" draw:textarea-vertical-align="middle" draw:auto-grow-height="false" fo:min-height="0.532cm" fo:min-width="2.482cm" fo:padding-top="0.134cm" fo:padding-bottom="0.134cm" fo:padding-left="0.259cm" fo:padding-right="0.259cm"/>
    </style:style>
    <style:style style:name="gr15" style:family="graphic" style:parent-style-name="standard">
      <style:graphic-properties svg:stroke-width="0.035cm" svg:stroke-color="#ffffff" draw:marker-start-width="0.252cm" draw:marker-end-width="0.252cm" draw:fill-color="#0099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standard">
      <style:graphic-properties svg:stroke-color="#009933" draw:fill-color="#009933" draw:opacity="50%" draw:textarea-horizontal-align="justify" draw:textarea-vertical-align="middle" draw:auto-grow-height="false" fo:min-height="0.35cm" fo:min-width="0.1cm"/>
    </style:style>
    <style:style style:name="gr17" style:family="graphic" style:parent-style-name="standard">
      <style:graphic-properties svg:stroke-width="0.053cm" svg:stroke-color="#ffffff" draw:marker-start-width="0.279cm" draw:marker-end-width="0.279cm" draw:fill-color="#009933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solid" draw:fill-color="#729fcf" draw:opacity="1%" draw:textarea-horizontal-align="justify" draw:textarea-vertical-align="middle" draw:auto-grow-height="false" fo:min-height="1.75cm" fo:min-width="10.3cm"/>
    </style:style>
    <style:style style:name="gr19" style:family="graphic" style:parent-style-name="standard">
      <style:graphic-properties svg:stroke-width="0.081cm" svg:stroke-color="#729fcf" draw:marker-start-width="0.321cm" draw:marker-end-width="0.321cm" draw:fill-color="#ffffff" draw:textarea-horizontal-align="justify" draw:textarea-vertical-align="middle" draw:auto-grow-height="false" fo:min-height="1.22cm" fo:min-width="7.42cm" fo:padding-top="0.165cm" fo:padding-bottom="0.165cm" fo:padding-left="0.29cm" fo:padding-right="0.29cm"/>
    </style:style>
    <style:style style:name="gr20" style:family="graphic" style:parent-style-name="standard">
      <style:graphic-properties svg:stroke-width="0.053cm" svg:stroke-color="#729fcf" draw:textarea-horizontal-align="justify" draw:textarea-vertical-align="middle" draw:auto-grow-height="false" fo:min-height="1.648cm" fo:min-width="1.384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729fcf" draw:fill-color="#729fcf" draw:textarea-horizontal-align="justify" draw:textarea-vertical-align="middle" draw:auto-grow-height="false" fo:min-height="0.088cm" fo:min-width="1.153cm" fo:padding-top="0.151cm" fo:padding-bottom="0.151cm" fo:padding-left="0.276cm" fo:padding-right="0.276cm"/>
    </style:style>
    <style:style style:name="gr22" style:family="graphic" style:parent-style-name="standard">
      <style:graphic-properties svg:stroke-color="#729fcf" draw:fill-color="#ffffff" draw:textarea-horizontal-align="justify" draw:textarea-vertical-align="middle" draw:auto-grow-height="false" fo:min-height="0.75cm" fo:min-width="0.5cm"/>
    </style:style>
    <style:style style:name="gr23" style:family="graphic" style:parent-style-name="standard">
      <style:graphic-properties svg:stroke-color="#729fcf" draw:fill-color="#ffffff" draw:textarea-horizontal-align="justify" draw:textarea-vertical-align="middle" draw:auto-grow-height="false" fo:min-height="0.35cm" fo:min-width="0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svg:stroke-color="#729fcf" draw:fill-color="#729fcf" draw:textarea-horizontal-align="justify" draw:textarea-vertical-align="middle" draw:auto-grow-height="false" fo:min-height="1.75cm" fo:min-width="1.47cm"/>
    </style:style>
    <style:style style:name="gr26" style:family="graphic" style:parent-style-name="standard">
      <style:graphic-properties svg:stroke-color="#729fcf" draw:fill-color="#729fcf" draw:textarea-horizontal-align="justify" draw:textarea-vertical-align="middle" draw:auto-grow-height="false" fo:min-height="0.15cm" fo:min-width="1.26cm"/>
    </style:style>
    <style:style style:name="gr27" style:family="graphic" style:parent-style-name="standard">
      <style:graphic-properties svg:stroke-width="0.053cm" svg:stroke-color="#ffffff" draw:marker-start-width="0.28cm" draw:marker-end-width="0.28cm" draw:textarea-horizontal-align="justify" draw:textarea-vertical-align="middle" draw:auto-grow-height="false" fo:min-height="0.167cm" fo:min-width="0.606cm" fo:padding-top="0.152cm" fo:padding-bottom="0.152cm" fo:padding-left="0.277cm" fo:padding-right="0.277cm"/>
    </style:style>
    <style:style style:name="gr28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8.716cm" fo:min-width="10.266cm" fo:padding-top="0.142cm" fo:padding-bottom="0.142cm" fo:padding-left="0.267cm" fo:padding-right="0.267cm"/>
    </style:style>
    <style:style style:name="gr29" style:family="graphic" style:parent-style-name="standard">
      <style:graphic-properties svg:stroke-color="#ffffff" draw:fill-color="#ffffff" draw:textarea-horizontal-align="justify" draw:textarea-vertical-align="top" draw:auto-grow-height="false" fo:min-height="6.95cm" fo:min-width="9.9cm"/>
    </style:style>
    <style:style style:name="gr30" style:family="graphic" style:parent-style-name="standard">
      <style:graphic-properties svg:stroke-color="#009933" draw:fill="solid" draw:fill-color="#009933" draw:textarea-horizontal-align="justify" draw:textarea-vertical-align="middle" draw:auto-grow-height="false" fo:min-height="2.15cm" fo:min-width="10.3cm"/>
    </style:style>
    <style:style style:name="gr31" style:family="graphic" style:parent-style-name="standard">
      <style:graphic-properties svg:stroke-width="0.106cm" svg:stroke-color="#ffffff" draw:marker-start-width="0.358cm" draw:marker-end-width="0.358cm" draw:fill-color="#009933" draw:textarea-horizontal-align="justify" draw:textarea-vertical-align="middle" draw:auto-grow-height="false" fo:min-height="0.45cm" fo:min-width="1.6cm" fo:padding-top="0.177cm" fo:padding-bottom="0.177cm" fo:padding-left="0.302cm" fo:padding-right="0.302cm"/>
    </style:style>
    <style:style style:name="gr32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1.716cm" fo:min-width="10.266cm" fo:padding-top="0.142cm" fo:padding-bottom="0.142cm" fo:padding-left="0.267cm" fo:padding-right="0.267cm"/>
    </style:style>
    <style:style style:name="gr33" style:family="graphic" style:parent-style-name="standard">
      <style:graphic-properties svg:stroke-width="0.053cm" svg:stroke-color="#ffffff" draw:marker-start-width="0.28cm" draw:marker-end-width="0.28cm" draw:textarea-horizontal-align="justify" draw:textarea-vertical-align="middle" draw:auto-grow-height="false" fo:min-height="0.219cm" fo:min-width="0.658cm" fo:padding-top="0.152cm" fo:padding-bottom="0.152cm" fo:padding-left="0.277cm" fo:padding-right="0.277cm"/>
    </style:style>
    <style:style style:name="gr34" style:family="graphic" style:parent-style-name="standard">
      <style:graphic-properties svg:stroke-width="0.035cm" svg:stroke-color="#0084d1" draw:fill="solid" draw:fill-color="#0084d1" draw:textarea-horizontal-align="justify" draw:textarea-vertical-align="middle" draw:auto-grow-height="false" fo:min-height="0.716cm" fo:min-width="10.266cm" fo:padding-top="0.142cm" fo:padding-bottom="0.142cm" fo:padding-left="0.267cm" fo:padding-right="0.267cm"/>
    </style:style>
    <style:style style:name="gr35" style:family="graphic" style:parent-style-name="standard">
      <style:graphic-properties svg:stroke-width="0.053cm" svg:stroke-color="#66ff00" draw:marker-start-width="0.279cm" draw:marker-end-width="0.279cm" draw:fill="solid" draw:fill-color="#66ff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6" style:family="graphic" style:parent-style-name="standard">
      <style:graphic-properties svg:stroke-color="#009900" draw:fill="solid" draw:fill-color="#009933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729fcf" draw:textarea-horizontal-align="justify" draw:textarea-vertical-align="middle" draw:auto-grow-height="false" fo:min-height="0.35cm" fo:min-width="10.3cm"/>
    </style:style>
    <style:style style:name="gr38" style:family="graphic" style:parent-style-name="standard">
      <style:graphic-properties svg:stroke-color="#99ff99" draw:fill-color="#99ff66" draw:textarea-horizontal-align="justify" draw:textarea-vertical-align="middle" draw:auto-grow-height="false" fo:min-height="1.95cm" fo:min-width="10.3cm"/>
    </style:style>
    <style:style style:name="gr39" style:family="graphic" style:parent-style-name="standard">
      <style:graphic-properties svg:stroke-color="#99ff66" draw:fill-color="#99ff66" draw:textarea-horizontal-align="justify" draw:textarea-vertical-align="middle" draw:auto-grow-height="false" fo:min-height="0.43cm" fo:min-width="2.492cm"/>
    </style:style>
    <style:style style:name="gr40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svg:stroke-width="0.035cm" svg:stroke-color="#000080" draw:fill="solid" draw:fill-color="#000080" draw:textarea-horizontal-align="justify" draw:textarea-vertical-align="middle" draw:auto-grow-height="false" fo:min-height="0.716cm" fo:min-width="10.266cm" fo:padding-top="0.142cm" fo:padding-bottom="0.142cm" fo:padding-left="0.267cm" fo:padding-right="0.267cm"/>
    </style:style>
    <style:style style:name="gr42" style:family="graphic" style:parent-style-name="standard">
      <style:graphic-properties svg:stroke-color="#009933" draw:fill-color="#009933" draw:textarea-horizontal-align="justify" draw:textarea-vertical-align="middle" draw:auto-grow-height="false" fo:min-height="2.35cm" fo:min-width="10.3cm"/>
    </style:style>
    <style:style style:name="gr43" style:family="graphic" style:parent-style-name="standard">
      <style:graphic-properties svg:stroke-color="#009933" draw:fill-color="#009933" draw:textarea-horizontal-align="justify" draw:textarea-vertical-align="middle" draw:auto-grow-height="false" fo:min-height="0.567cm" fo:min-width="2.893cm"/>
    </style:style>
    <style:style style:name="gr44" style:family="graphic" style:parent-style-name="standard">
      <style:graphic-properties svg:stroke-width="0.035cm" svg:stroke-color="#009933" draw:fill="solid" draw:fill-color="#009933" draw:textarea-horizontal-align="justify" draw:textarea-vertical-align="middle" draw:auto-grow-height="false" fo:min-height="0.716cm" fo:min-width="10.266cm" fo:padding-top="0.142cm" fo:padding-bottom="0.142cm" fo:padding-left="0.267cm" fo:padding-right="0.267cm"/>
    </style:style>
    <style:style style:name="gr45" style:family="graphic" style:parent-style-name="standard">
      <style:graphic-properties svg:stroke-color="#009933" draw:fill-color="#009933" draw:textarea-horizontal-align="justify" draw:textarea-vertical-align="middle" draw:auto-grow-height="false" fo:min-height="2.35cm" fo:min-width="2.081cm"/>
    </style:style>
    <style:style style:name="gr46" style:family="graphic" style:parent-style-name="standard">
      <style:graphic-properties svg:stroke-color="#009933" draw:fill-color="#009933" draw:textarea-horizontal-align="justify" draw:textarea-vertical-align="middle" draw:auto-grow-height="false" fo:min-height="0.27cm" fo:min-width="1.771cm"/>
    </style:style>
    <style:style style:name="gr47" style:family="graphic" style:parent-style-name="standard">
      <style:graphic-properties svg:stroke-width="0.106cm" svg:stroke-color="#ffffff" draw:marker-start-width="0.359cm" draw:marker-end-width="0.359cm" draw:fill-color="#009933" draw:textarea-vertical-align="middle" draw:auto-grow-height="false" fo:min-height="1.021cm" fo:min-width="0.771cm" fo:padding-top="0.178cm" fo:padding-bottom="0.178cm" fo:padding-left="0.303cm" fo:padding-right="0.303cm"/>
    </style:style>
    <style:style style:name="gr48" style:family="graphic" style:parent-style-name="standard">
      <style:graphic-properties svg:stroke-color="#009933" draw:fill-color="#009933" draw:textarea-horizontal-align="justify" draw:textarea-vertical-align="middle" draw:auto-grow-height="false" fo:min-height="2.35cm" fo:min-width="2.1cm"/>
    </style:style>
    <style:style style:name="gr49" style:family="graphic" style:parent-style-name="standard">
      <style:graphic-properties svg:stroke-color="#009933" draw:fill-color="#009933" draw:textarea-horizontal-align="justify" draw:textarea-vertical-align="middle" draw:auto-grow-height="false" fo:min-height="0.27cm" fo:min-width="1.788cm"/>
    </style:style>
    <style:style style:name="gr50" style:family="graphic" style:parent-style-name="standard">
      <style:graphic-properties svg:stroke-width="0.106cm" svg:stroke-color="#ffffff" draw:marker-start-width="0.359cm" draw:marker-end-width="0.359cm" draw:fill-color="#009933" draw:textarea-horizontal-align="justify" draw:textarea-vertical-align="middle" draw:auto-grow-height="false" fo:min-height="0.96cm" fo:min-width="0.334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svg:stroke-color="#ffffff" draw:marker-start-width="0.359cm" draw:marker-end-width="0.359cm" draw:fill-color="#009933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svg:stroke-color="#ffffff" draw:marker-start-width="0.359cm" draw:marker-end-width="0.359cm" draw:fill-color="#009933" draw:textarea-horizontal-align="justify" draw:textarea-vertical-align="middle" draw:auto-grow-height="false" fo:min-height="0.341cm" fo:min-width="0cm" fo:padding-top="0.178cm" fo:padding-bottom="0.178cm" fo:padding-left="0.303cm" fo:padding-right="0.303cm"/>
    </style:style>
    <style:style style:name="gr53" style:family="graphic" style:parent-style-name="standard">
      <style:graphic-properties svg:stroke-color="#009933" draw:fill-color="#009933" draw:textarea-horizontal-align="justify" draw:textarea-vertical-align="middle" draw:auto-grow-height="false" fo:min-height="2.35cm" fo:min-width="2.9cm"/>
    </style:style>
    <style:style style:name="gr54" style:family="graphic" style:parent-style-name="standard">
      <style:graphic-properties svg:stroke-color="#009933" draw:fill-color="#009933" draw:textarea-horizontal-align="justify" draw:textarea-vertical-align="middle" draw:auto-grow-height="false" fo:min-height="0.668cm" fo:min-width="2.522cm"/>
    </style:style>
    <style:style style:name="gr55" style:family="graphic" style:parent-style-name="standard">
      <style:graphic-properties svg:stroke-color="#009933" draw:fill-color="#009933" draw:textarea-horizontal-align="justify" draw:textarea-vertical-align="middle" draw:auto-grow-height="false" fo:min-height="0.668cm" fo:min-width="1.314cm"/>
    </style:style>
    <style:style style:name="gr56" style:family="graphic" style:parent-style-name="standard">
      <style:graphic-properties draw:stroke="none" draw:fill="solid" draw:fill-color="#729fcf" draw:opacity="1%" draw:textarea-horizontal-align="justify" draw:textarea-vertical-align="middle" draw:auto-grow-height="false" fo:min-height="2.35cm" fo:min-width="2.081cm"/>
    </style:style>
    <style:style style:name="gr57" style:family="graphic" style:parent-style-name="standard">
      <style:graphic-properties svg:stroke-width="0.035cm" svg:stroke-color="#009933" draw:fill-color="#009933" draw:textarea-horizontal-align="justify" draw:textarea-vertical-align="bottom" draw:auto-grow-height="false" fo:min-height="1.716cm" fo:min-width="10.266cm" fo:padding-top="0.142cm" fo:padding-bottom="0.142cm" fo:padding-left="0.267cm" fo:padding-right="0.267cm"/>
    </style:style>
    <style:style style:name="gr58" style:family="graphic" style:parent-style-name="standard">
      <style:graphic-properties svg:stroke-width="0.106cm" svg:stroke-color="#ffffff" draw:marker-start-width="0.359cm" draw:marker-end-width="0.359cm" draw:fill="solid" draw:fill-color="#009933" draw:textarea-horizontal-align="justify" draw:textarea-vertical-align="middle" draw:auto-grow-height="false" fo:min-height="0.434cm" fo:min-width="0.794cm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081cm" svg:stroke-color="#ffffff" draw:marker-start-width="0.322cm" draw:marker-end-width="0.322cm" draw:fill="solid" draw:fill-color="#009933" draw:textarea-vertical-align="middle" fo:padding-top="0.166cm" fo:padding-bottom="0.166cm" fo:padding-left="0.291cm" fo:padding-right="0.291cm"/>
    </style:style>
    <style:style style:name="gr6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7.9cm"/>
    </style:style>
    <style:style style:name="gr62" style:family="graphic" style:parent-style-name="standard">
      <style:graphic-properties svg:stroke-color="#8eb0d3" draw:fill-color="#8eb0d3" draw:textarea-horizontal-align="justify" draw:textarea-vertical-align="middle" draw:auto-grow-height="false" fo:min-height="0.95cm" fo:min-width="10.45cm" draw:shadow-offset-x="0cm" draw:shadow-offset-y="0cm"/>
    </style:style>
    <style:style style:name="gr63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1.116cm" fo:min-width="10.266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9933" draw:fill-color="#009933" draw:textarea-horizontal-align="justify" draw:textarea-vertical-align="top" draw:auto-grow-height="false" fo:min-height="7.316cm" fo:min-width="10.266cm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ffffff" draw:fill-color="#99ff66" draw:textarea-horizontal-align="justify" draw:textarea-vertical-align="middle" draw:auto-grow-height="false" fo:min-height="2.35cm" fo:min-width="10.3cm"/>
    </style:style>
    <style:style style:name="gr66" style:family="graphic" style:parent-style-name="standard">
      <style:graphic-properties draw:stroke="none" svg:stroke-color="#ffffff" draw:fill="solid" draw:fill-color="#99ff66" draw:textarea-horizontal-align="justify" draw:textarea-vertical-align="middle" draw:auto-grow-height="false" fo:min-height="0.43cm" fo:min-width="2.492cm"/>
    </style:style>
    <style:style style:name="gr67" style:family="graphic" style:parent-style-name="standard">
      <style:graphic-properties svg:stroke-width="0.106cm" svg:stroke-color="#ffffff" draw:marker-start-width="0.359cm" draw:marker-end-width="0.359cm" draw:fill="solid" draw:fill-color="#99ff66" draw:textarea-horizontal-align="justify" draw:textarea-vertical-align="middle" draw:auto-grow-height="false" fo:min-height="0.434cm" fo:min-width="0.794cm" fo:padding-top="0.178cm" fo:padding-bottom="0.178cm" fo:padding-left="0.303cm" fo:padding-right="0.303cm"/>
    </style:style>
    <style:style style:name="gr68" style:family="graphic" style:parent-style-name="standard">
      <style:graphic-properties svg:stroke-width="0.081cm" svg:stroke-color="#ffffff" draw:marker-start-width="0.321cm" draw:marker-end-width="0.321cm" draw:fill-color="#99ff66" draw:textarea-horizontal-align="justify" draw:textarea-vertical-align="middle" draw:auto-grow-height="false" fo:min-height="0cm" fo:min-width="0.2cm" fo:padding-top="0.165cm" fo:padding-bottom="0.165cm" fo:padding-left="0.29cm" fo:padding-right="0.29cm"/>
    </style:style>
    <style:style style:name="gr69" style:family="graphic" style:parent-style-name="standard">
      <style:graphic-properties svg:stroke-color="#ffffff" draw:fill-color="#ffffff" draw:textarea-horizontal-align="justify" draw:textarea-vertical-align="top" draw:auto-grow-height="false" fo:min-height="6.35cm" fo:min-width="9.9cm"/>
    </style:style>
    <style:style style:name="gr70" style:family="graphic" style:parent-style-name="standard">
      <style:graphic-properties draw:stroke="none" svg:stroke-color="#ffffff" draw:fill-color="#009933" draw:textarea-horizontal-align="justify" draw:textarea-vertical-align="middle" draw:auto-grow-height="false" fo:min-height="2.35cm" fo:min-width="10.3cm"/>
    </style:style>
    <style:style style:name="gr71" style:family="graphic" style:parent-style-name="standard">
      <style:graphic-properties draw:stroke="none" svg:stroke-color="#ffffff" draw:fill="solid" draw:fill-color="#009933" draw:textarea-horizontal-align="justify" draw:textarea-vertical-align="middle" draw:auto-grow-height="false" fo:min-height="0.43cm" fo:min-width="2.492cm"/>
    </style:style>
    <style:style style:name="gr72" style:family="graphic" style:parent-style-name="standard">
      <style:graphic-properties svg:stroke-width="0.081cm" svg:stroke-color="#ffffff" draw:marker-start-width="0.321cm" draw:marker-end-width="0.321cm" draw:fill-color="#009933" draw:textarea-horizontal-align="justify" draw:textarea-vertical-align="middle" draw:auto-grow-height="false" fo:min-height="0.069cm" fo:min-width="0.819cm" fo:padding-top="0.165cm" fo:padding-bottom="0.165cm" fo:padding-left="0.29cm" fo:padding-right="0.29cm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8eb0d3"/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loext:graphic-properties draw:fill-color="#729fcf"/>
      <style:paragraph-properties fo:text-align="center"/>
      <style:text-properties fo:color="#ffffff" fo:font-size="14pt"/>
    </style:style>
    <style:style style:name="P6" style:family="paragraph">
      <loext:graphic-properties draw:fill-color="#009933"/>
      <style:paragraph-properties fo:text-align="center"/>
    </style:style>
    <style:style style:name="P7" style:family="paragraph">
      <loext:graphic-properties draw:fill-color="#009933"/>
      <style:paragraph-properties fo:text-align="center"/>
      <style:text-properties fo:color="#ffffff"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009933"/>
      <style:paragraph-properties fo:text-align="start"/>
      <style:text-properties fo:color="#ffffff"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4pt"/>
    </style:style>
    <style:style style:name="P11" style:family="paragraph">
      <style:paragraph-properties fo:text-align="end"/>
    </style:style>
    <style:style style:name="P12" style:family="paragraph">
      <loext:graphic-properties draw:fill-color="#009933"/>
      <style:paragraph-properties fo:text-align="end"/>
      <style:text-properties fo:color="#ffffff" fo:font-size="14pt" style:font-size-asian="14pt" style:font-size-complex="14pt"/>
    </style:style>
    <style:style style:name="P13" style:family="paragraph">
      <loext:graphic-properties draw:fill-color="#009933"/>
      <style:paragraph-properties fo:text-align="center"/>
      <style:text-properties fo:font-size="14pt"/>
    </style:style>
    <style:style style:name="P14" style:family="paragraph">
      <loext:graphic-properties draw:fill-color="#729fcf"/>
      <style:paragraph-properties fo:text-align="center"/>
      <style:text-properties fo:color="#ffffff" fo:font-size="14pt" style:font-size-asian="14pt" style:font-size-complex="14pt"/>
    </style:style>
    <style:style style:name="P15" style:family="paragraph">
      <loext:graphic-properties draw:fill-color="#009933" draw:opacity="50%"/>
      <style:paragraph-properties fo:text-align="center"/>
      <style:text-properties fo:color="#ffffff" fo:font-size="14pt" style:font-size-asian="14pt" style:font-size-complex="14pt"/>
    </style:style>
    <style:style style:name="P16" style:family="paragraph">
      <loext:graphic-properties draw:fill-color="#009933"/>
      <style:paragraph-properties fo:text-align="center"/>
      <style:text-properties fo:color="#ffffff" style:text-position="0% 100%" fo:font-size="8pt" style:font-size-asian="8pt" style:font-size-complex="8pt"/>
    </style:style>
    <style:style style:name="P17" style:family="paragraph">
      <loext:graphic-properties draw:fill="solid" draw:fill-color="#729fcf" draw:opacity="1%"/>
      <style:paragraph-properties fo:text-align="center"/>
    </style:style>
    <style:style style:name="P18" style:family="paragraph">
      <loext:graphic-properties draw:fill-color="#ffffff"/>
      <style:paragraph-properties fo:text-align="start"/>
      <style:text-properties fo:color="#333333"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-color="#729fcf"/>
      <style:paragraph-properties fo:text-align="center"/>
      <style:text-properties fo:font-size="14pt"/>
    </style:style>
    <style:style style:name="P22" style:family="paragraph">
      <loext:graphic-properties draw:fill-color="#ffffff"/>
      <style:paragraph-properties fo:text-align="center"/>
      <style:text-properties fo:color="#808080" fo:font-size="17pt"/>
    </style:style>
    <style:style style:name="P23" style:family="paragraph">
      <loext:graphic-properties draw:fill="solid" draw:fill-color="#009933"/>
      <style:paragraph-properties fo:text-align="center"/>
      <style:text-properties fo:color="#ffffff" fo:font-size="18pt" style:font-size-asian="18pt" style:font-size-complex="18pt"/>
    </style:style>
    <style:style style:name="P24" style:family="paragraph">
      <loext:graphic-properties draw:fill-color="#009933"/>
      <style:paragraph-properties fo:text-align="center"/>
      <style:text-properties fo:font-size="18pt"/>
    </style:style>
    <style:style style:name="P25" style:family="paragraph">
      <loext:graphic-properties draw:fill-color="#ffffff"/>
      <style:paragraph-properties fo:text-align="start"/>
      <style:text-properties fo:color="#b2b2b2" fo:font-size="18pt"/>
    </style:style>
    <style:style style:name="P26" style:family="paragraph">
      <loext:graphic-properties draw:fill="solid" draw:fill-color="#0084d1"/>
      <style:paragraph-properties fo:text-align="start"/>
      <style:text-properties fo:color="#ffffff" fo:font-size="12pt" style:font-size-asian="12pt" style:font-size-complex="12pt"/>
    </style:style>
    <style:style style:name="P27" style:family="paragraph">
      <loext:graphic-properties draw:fill="solid" draw:fill-color="#66ff00"/>
      <style:paragraph-properties fo:margin-top="0cm" fo:margin-bottom="0.1cm" fo:text-align="center"/>
    </style:style>
    <style:style style:name="P28" style:family="paragraph">
      <loext:graphic-properties draw:fill="solid" draw:fill-color="#009933"/>
      <style:paragraph-properties fo:text-align="center"/>
    </style:style>
    <style:style style:name="P29" style:family="paragraph">
      <loext:graphic-properties draw:fill-color="#729fcf"/>
      <style:paragraph-properties fo:text-align="start"/>
      <style:text-properties fo:color="#ffffff" style:font-name="Liberation Sans1" fo:font-size="14pt" style:font-size-asian="14pt" style:font-size-complex="14pt"/>
    </style:style>
    <style:style style:name="P30" style:family="paragraph">
      <loext:graphic-properties draw:fill-color="#99ff66"/>
      <style:paragraph-properties fo:text-align="center"/>
      <style:text-properties fo:font-size="14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-color="#99ff66"/>
      <style:paragraph-properties fo:margin-left="0cm" fo:margin-right="0cm" fo:text-align="center" fo:text-indent="0cm"/>
      <style:text-properties fo:color="#ffffff" fo:font-size="14pt"/>
    </style:style>
    <style:style style:name="P33" style:family="paragraph">
      <loext:graphic-properties draw:fill="solid" draw:fill-color="#000080"/>
      <style:paragraph-properties fo:text-align="start"/>
      <style:text-properties fo:color="#ffffff" fo:font-size="12pt" style:font-size-asian="12pt" style:font-size-complex="12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009933"/>
      <style:paragraph-properties fo:margin-left="0cm" fo:margin-right="0cm" fo:text-align="center" fo:text-indent="0cm"/>
      <style:text-properties fo:color="#ffffff" fo:font-size="14pt"/>
    </style:style>
    <style:style style:name="P36" style:family="paragraph">
      <style:paragraph-properties fo:margin-left="0cm" fo:margin-right="0.2cm" fo:text-align="start" fo:text-indent="0cm"/>
    </style:style>
    <style:style style:name="P37" style:family="paragraph">
      <loext:graphic-properties draw:fill="solid" draw:fill-color="#009933"/>
      <style:paragraph-properties fo:margin-left="0cm" fo:margin-right="0.2cm" fo:text-align="start" fo:text-indent="0cm"/>
      <style:text-properties fo:color="#ffffff" fo:font-size="12pt" style:font-size-asian="12pt" style:font-size-complex="12pt"/>
    </style:style>
    <style:style style:name="P38" style:family="paragraph">
      <loext:graphic-properties draw:fill="solid" draw:fill-color="#009933"/>
      <style:paragraph-properties fo:text-align="start"/>
      <style:text-properties fo:color="#ffffff" fo:font-size="12pt" style:font-size-asian="12pt" style:font-size-complex="12pt"/>
    </style:style>
    <style:style style:name="P39" style:family="paragraph">
      <loext:graphic-properties draw:fill-color="#009933"/>
      <style:paragraph-properties fo:text-align="center"/>
      <style:text-properties fo:color="#ffffff" fo:font-size="14pt"/>
    </style:style>
    <style:style style:name="P40" style:family="paragraph">
      <loext:graphic-properties draw:fill-color="#009933"/>
      <style:paragraph-properties fo:text-align="center"/>
      <style:text-properties fo:color="#ffffff" fo:font-size="28pt"/>
    </style:style>
    <style:style style:name="P41" style:family="paragraph">
      <style:paragraph-properties fo:margin-left="0cm" fo:margin-right="0cm" fo:text-align="start" fo:text-indent="0.18cm"/>
    </style:style>
    <style:style style:name="P42" style:family="paragraph">
      <loext:graphic-properties draw:fill-color="#009933"/>
      <style:paragraph-properties fo:margin-left="0cm" fo:margin-right="0cm" fo:text-align="start" fo:text-indent="0.18cm"/>
      <style:text-properties fo:color="#ffffff" fo:font-size="28pt"/>
    </style:style>
    <style:style style:name="P43" style:family="paragraph">
      <loext:graphic-properties draw:fill-color="#009933"/>
      <style:paragraph-properties fo:text-align="start"/>
      <style:text-properties fo:font-size="14pt" style:font-size-asian="14pt" style:font-size-complex="14pt"/>
    </style:style>
    <style:style style:name="P44" style:family="paragraph">
      <loext:graphic-properties draw:fill="solid" draw:fill-color="#009933"/>
      <style:paragraph-properties fo:text-align="center"/>
      <style:text-properties fo:font-size="14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style:paragraph-properties fo:margin-top="0.18cm" fo:margin-bottom="0cm" fo:text-align="start"/>
    </style:style>
    <style:style style:name="P47" style:family="paragraph">
      <loext:graphic-properties draw:fill-color="#ffffff"/>
      <style:paragraph-properties fo:margin-top="0.18cm" fo:margin-bottom="0cm" fo:text-align="start"/>
      <style:text-properties fo:color="#b2b2b2"/>
    </style:style>
    <style:style style:name="P48" style:family="paragraph">
      <loext:graphic-properties draw:fill-color="#8eb0d3"/>
      <style:paragraph-properties fo:text-align="center"/>
      <style:text-properties fo:color="#ffffff" fo:font-size="18pt" fo:font-weight="bold"/>
    </style:style>
    <style:style style:name="P49" style:family="paragraph">
      <loext:graphic-properties draw:fill-color="#009933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50" style:family="paragraph">
      <loext:graphic-properties draw:fill-color="#99ff66"/>
      <style:paragraph-properties fo:margin-left="0cm" fo:margin-right="0cm" fo:text-align="center" fo:text-indent="0cm"/>
      <style:text-properties fo:font-size="14pt"/>
    </style:style>
    <style:style style:name="P51" style:family="paragraph">
      <loext:graphic-properties draw:fill="solid" draw:fill-color="#99ff66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52" style:family="paragraph">
      <loext:graphic-properties draw:fill="solid" draw:fill-color="#99ff66"/>
      <style:paragraph-properties fo:text-align="center"/>
      <style:text-properties fo:font-size="14pt"/>
    </style:style>
    <style:style style:name="P53" style:family="paragraph">
      <loext:graphic-properties draw:fill-color="#99ff66"/>
      <style:paragraph-properties fo:text-align="center"/>
    </style:style>
    <style:style style:name="P54" style:family="paragraph">
      <style:paragraph-properties fo:margin-top="0.18cm" fo:margin-bottom="0cm" fo:text-align="justify"/>
    </style:style>
    <style:style style:name="P55" style:family="paragraph">
      <loext:graphic-properties draw:fill-color="#ffffff"/>
      <style:paragraph-properties fo:margin-top="0.18cm" fo:margin-bottom="0cm" fo:text-align="justify"/>
      <style:text-properties fo:color="#b2b2b2" fo:font-size="18pt"/>
    </style:style>
    <style:style style:name="P56" style:family="paragraph">
      <loext:graphic-properties draw:fill-color="#ffffff"/>
      <style:paragraph-properties fo:margin-top="0.18cm" fo:margin-bottom="0cm" fo:text-align="start"/>
      <style:text-properties fo:color="#666666"/>
    </style:style>
    <style:style style:name="P57" style:family="paragraph">
      <loext:graphic-properties draw:fill="solid" draw:fill-color="#009933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58" style:family="paragraph">
      <loext:graphic-properties draw:fill-color="#ffffff"/>
      <style:paragraph-properties fo:margin-top="0.18cm" fo:margin-bottom="0cm" fo:text-align="justify"/>
      <style:text-properties fo:color="#666666" fo:font-size="14pt" style:font-size-asian="14pt" style:font-size-complex="14pt"/>
    </style:style>
    <style:style style:name="P59" style:family="paragraph">
      <style:paragraph-properties fo:text-align="start"/>
      <style:text-properties fo:font-size="18pt"/>
    </style:style>
    <style:style style:name="T1" style:family="text">
      <style:text-properties fo:color="#ffffff" fo:font-size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style:text-position="0% 100%" fo:font-size="8pt" style:font-size-asian="8pt" style:font-size-complex="8pt"/>
    </style:style>
    <style:style style:name="T4" style:family="text">
      <style:text-properties fo:color="#333333" fo:font-size="18pt"/>
    </style:style>
    <style:style style:name="T5" style:family="text">
      <style:text-properties fo:color="#808080" fo:font-size="17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fo:font-size="24pt" style:font-size-asian="14pt" style:font-size-complex="14pt"/>
    </style:style>
    <style:style style:name="T8" style:family="text">
      <style:text-properties fo:color="#b2b2b2" fo:font-size="18pt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fffff" style:font-name="Liberation Sans1" fo:font-size="14pt" style:font-name-asian="Liberation Sans4" style:font-size-asian="14pt" style:font-name-complex="Liberation Sans4" style:font-size-complex="14pt"/>
    </style:style>
    <style:style style:name="T12" style:family="text">
      <style:text-properties fo:color="#ffffff" fo:font-size="28pt"/>
    </style:style>
    <style:style style:name="T13" style:family="text">
      <style:text-properties fo:color="#b2b2b2"/>
    </style:style>
    <style:style style:name="T14" style:family="text">
      <style:text-properties fo:color="#ffffff" fo:font-size="18pt" fo:font-weight="bold"/>
    </style:style>
    <style:style style:name="T15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666666"/>
    </style:style>
    <style:style style:name="T17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next-page"/>
          </office:event-listeners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10.8cm" svg:height="2cm" svg:x="8.6cm" svg:y="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5.2cm">
            <text:p text:style-name="P1"><text:span text:style-name="T2">Números especiales en la matemá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5.8cm">
            <text:p text:style-name="P8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6.3cm">
            <text:p text:style-name="P8"><text:span text:style-name="T2">154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6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6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6.3cm">
            <text:p text:style-name="P11"><text:span text:style-name="T2">04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6.40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6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4" draw:layer="layout" svg:width="3cm" svg:height="0.8cm" svg:x="16cm" svg:y="6cm">
            <text:p text:style-name="P1"><text:span text:style-name="T2">Matemá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11cm" svg:y="5.8cm">
            <text:p text:style-name="P8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cm" svg:y="5.9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6" draw:text-style-name="P15" draw:layer="layout" svg:width="0.6cm" svg:height="0.6cm" svg:x="12.3cm" svg:y="5.8cm">
            <text:p text:style-name="P1"><text:span text:style-name="T2">¿3?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4cm" svg:x="8.8cm" svg:y="5.9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8.2cm">
            <text:p text:style-name="P1"><text:span text:style-name="T2">Historia de la Independencia Venezolan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8.8cm">
            <text:p text:style-name="P8"><text:span text:style-name="T2">9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9.3cm">
            <text:p text:style-name="P8"><text:span text:style-name="T2">632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9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9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9.3cm">
            <text:p text:style-name="P11"><text:span text:style-name="T2">01-01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9cm">
            <text:p text:style-name="P1"><text:span text:style-name="T2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9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8.8cm">
            <text:p text:style-name="P8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8.8cm">
            <text:p text:style-name="P1"><text:span text:style-name="T2">¿21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8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8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11.2cm">
            <text:p text:style-name="P1"><text:span text:style-name="T2">Historia de la Carrera Espaci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1.8cm">
            <text:p text:style-name="P8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2.3cm">
            <text:p text:style-name="P8"><text:span text:style-name="T2">700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12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12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12.3cm">
            <text:p text:style-name="P11"><text:span text:style-name="T2">05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12cm">
            <text:p text:style-name="P1"><text:span text:style-name="T2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12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11.8cm">
            <text:p text:style-name="P8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11.8cm">
            <text:p text:style-name="P1"><text:span text:style-name="T2">¿10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11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11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14.2cm">
            <text:p text:style-name="P1"><text:span text:style-name="T2">Historia de la Gené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4.8cm">
            <text:p text:style-name="P8"><text:span text:style-name="T2">4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5.3cm">
            <text:p text:style-name="P8"><text:span text:style-name="T2">614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15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15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15.3cm">
            <text:p text:style-name="P11"><text:span text:style-name="T2">17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15cm">
            <text:p text:style-name="P1"><text:span text:style-name="T2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15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14.8cm">
            <text:p text:style-name="P8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14.8cm">
            <text:p text:style-name="P1"><text:span text:style-name="T2">¿15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14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14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17.2cm">
            <text:p text:style-name="P1"><text:span text:style-name="T2">Fundamentos de la Gené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7.8cm">
            <text:p text:style-name="P8"><text:span text:style-name="T2">3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8.3cm">
            <text:p text:style-name="P8"><text:span text:style-name="T2">950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18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18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18.3cm">
            <text:p text:style-name="P11"><text:span text:style-name="T2">10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18cm">
            <text:p text:style-name="P1"><text:span text:style-name="T2">Biologí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18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18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17.8cm">
            <text:p text:style-name="P8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17.8cm">
            <text:p text:style-name="P1"><text:span text:style-name="T2">¿40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17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17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7" draw:layer="layout" svg:width="10.8cm" svg:height="2cm" svg:x="8.6cm" svg:y="5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8cm" svg:height="1.55cm" svg:x="10cm" svg:y="2.25cm">
          <text:p text:style-name="P8"><text:span text:style-name="T4">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stop"/>
          </office:event-listeners>
          <draw:custom-shape draw:style-name="gr20" draw:text-style-name="P3" draw:layer="layout" svg:width="1.936cm" svg:height="1.95cm" svg:x="18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1.705cm" svg:height="0.39cm" svg:x="18.057cm" svg:y="3.541cm">
            <text:p text:style-name="P1"><text:span text:style-name="T1">Sal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9" draw:layer="layout" svg:width="1cm" svg:height="1cm" draw:transform="rotate (-3.14159265358979) translate (19.5cm 3.4cm)">
            <text:p/>
            <draw:enhanced-geometry svg:viewBox="0 0 21600 21600" draw:mirror-horizontal="false" draw:mirror-vertical="false" draw:type="block-arc" draw:modifiers="110.910305063445 8373.6649033686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19" draw:layer="layout" svg:width="0.1cm" svg:height="0.6cm" svg:x="18.95cm" svg:y="2.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show" xlink:href="#" xlink:type="simple" xlink:show="embed" xlink:actuate="onRequest"/>
          </office:event-listeners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7" draw:text-style-name="P6" draw:layer="layout" svg:width="10.8cm" svg:height="2cm" svg:x="8.6cm" svg:y="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5.2cm">
            <text:p text:style-name="P1"><text:span text:style-name="T2">Números especiales en la matemá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5.8cm">
            <text:p text:style-name="P8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6.3cm">
            <text:p text:style-name="P8"><text:span text:style-name="T2">154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6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6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6.3cm">
            <text:p text:style-name="P11"><text:span text:style-name="T2">04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6.40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6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4" draw:layer="layout" svg:width="3cm" svg:height="0.8cm" svg:x="16cm" svg:y="6cm">
            <text:p text:style-name="P1"><text:span text:style-name="T2">Matemá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11cm" svg:y="5.8cm">
            <text:p text:style-name="P8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cm" svg:y="5.9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6" draw:text-style-name="P15" draw:layer="layout" svg:width="0.6cm" svg:height="0.6cm" svg:x="12.3cm" svg:y="5.8cm">
            <text:p text:style-name="P1"><text:span text:style-name="T2">¿3?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4cm" svg:x="8.8cm" svg:y="5.9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7" draw:layer="layout" svg:width="10.8cm" svg:height="2cm" svg:x="8.6cm" svg:y="5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8cm" svg:height="1.55cm" svg:x="10cm" svg:y="2.25cm">
          <text:p text:style-name="P8"><text:span text:style-name="T4">Matemátic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8" draw:text-style-name="P6" draw:layer="layout" svg:width="10.8cm" svg:height="9cm" svg:x="8.6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3cm" svg:height="0.8cm" svg:x="16cm" svg:y="8.6cm">
          <text:p text:style-name="P1"><text:span text:style-name="T2">Matemática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cm" svg:height="0.6cm" svg:x="9.4cm" svg:y="8.3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4cm" svg:height="0.6cm" svg:x="9.4cm" svg:y="8.8cm">
          <text:p text:style-name="P8"><text:span text:style-name="T2">154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0" draw:layer="layout" svg:width="0.6cm" svg:height="0.4cm" svg:x="9cm" svg:y="8.9cm">
            <text:p/>
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10" draw:layer="layout" svg:width="0.12cm" svg:height="0.134cm" svg:x="9.24cm" svg:y="9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2" draw:layer="layout" svg:width="3cm" svg:height="0.6cm" svg:x="11.1cm" svg:y="8.8cm">
          <text:p text:style-name="P11"><text:span text:style-name="T2">04-03-20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13" draw:layer="layout" svg:width="0.4cm" svg:height="0.392cm" svg:x="10.8cm" svg:y="8.90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118cm" svg:x="10.8cm" svg:y="8.908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9" draw:layer="layout" svg:width="1.4cm" svg:height="0.6cm" svg:x="11.2cm" svg:y="8.3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6cm" svg:height="0.4cm" svg:x="10.7cm" svg:y="8.4cm">
          <text:p/>
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5" draw:layer="layout" svg:width="0.6cm" svg:height="0.6cm" svg:x="12.5cm" svg:y="8.3cm">
          <text:p text:style-name="P1"><text:span text:style-name="T2">¿3?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0.4cm" svg:height="7.2cm" svg:x="8.8cm" svg:y="9.6cm">
          <text:p text:style-name="P1"><text:span text:style-name="T5">En este cuestionario se trata el tema</text:span></text:p>
          <text:p text:style-name="P1"><text:span text:style-name="T5">de los valores matemáticos mas</text:span></text:p>
          <text:p text:style-name="P1"><text:span text:style-name="T5">importantes en la naturaleza, como</text:span></text:p>
          <text:p text:style-name="P1"><text:span text:style-name="T5">es el caso del número ∏, el e, o el</text:span></text:p>
          <text:p text:style-name="P1"><text:span text:style-name="T5">número áureo.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10.8cm" svg:height="2.4cm" svg:x="8.6cm" svg:y="17.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<text:span text:style-name="T6">Iniciar</text:span></text:p>
          <text:p text:style-name="P1"><text:span text:style-name="T6">Cuestionario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2.4cm" svg:height="1.4cm" svg:x="16.2cm" svg:y="1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4" draw:layer="layout" svg:width="10.8cm" svg:height="2cm" svg:x="8.6cm" svg:y="5cm">
          <text:p text:style-name="P1"><text:span text:style-name="T7">Números especiales </text:span></text:p>
          <text:p text:style-name="P1"><text:span text:style-name="T7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16" draw:layer="layout" svg:width="0.6cm" svg:height="0.4cm" svg:x="9.002cm" svg:y="8.402cm">
          <text:p text:style-name="P1"><text:span text:style-name="T3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26" draw:layer="layout" svg:width="10.8cm" svg:height="1cm" svg:x="8.6cm" svg:y="7cm">
            <text:p text:style-name="P8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-3.14159265358979) translate (19.2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29" draw:layer="layout" svg:width="10.8cm" svg:height="0.6cm" svg:x="8.6cm" svg:y="8cm">
          <office:event-listeners>
            <presentation:event-listener script:event-name="dom:click" presentation:action="next-page"/>
          </office:event-listeners>
          <text:p text:style-name="P8"><text:span text:style-name="T11">○</text:span><text:span text:style-name="T11">3.1416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8.6cm">
          <text:p text:style-name="P8"><text:span text:style-name="T11">○</text:span><text:span text:style-name="T11">2.7183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9.2cm">
          <text:p text:style-name="P8"><text:span text:style-name="T11">○</text:span><text:span text:style-name="T11">1.6180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9.8cm">
          <text:p text:style-name="P8"><text:span text:style-name="T11">○</text:span><text:span text:style-name="T11">1.4142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30" draw:layer="layout" svg:width="10.8cm" svg:height="2.2cm" svg:x="8.6cm" svg:y="1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2" draw:layer="layout" svg:width="2.992cm" svg:height="0.68cm" svg:x="12.401cm" svg:y="18.9cm">
            <text:p text:style-name="P31"><text:span text:style-name="T1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0" draw:text-style-name="P4" draw:layer="layout" svg:x1="12.9cm" svg:y1="18.441cm" svg:x2="13.438cm" svg:y2="18.9cm">
              <text:p/>
            </draw:line>
            <draw:line draw:style-name="gr40" draw:text-style-name="P4" draw:layer="layout" svg:x1="14.471cm" svg:y1="17.6cm" svg:x2="13.371cm" svg:y2="18.9cm">
              <text:p/>
            </draw:line>
          </draw:g>
          <draw:g>
            <draw:line draw:style-name="gr40" draw:text-style-name="P4" draw:layer="layout" svg:x1="13.214cm" svg:y1="18.441cm" svg:x2="13.752cm" svg:y2="18.9cm">
              <text:p/>
            </draw:line>
            <draw:line draw:style-name="gr40" draw:text-style-name="P4" draw:layer="layout" svg:x1="14.786cm" svg:y1="17.6cm" svg:x2="13.686cm" svg:y2="18.9cm">
              <text:p/>
            </draw:line>
          </draw:g>
          <draw:g>
            <draw:line draw:style-name="gr40" draw:text-style-name="P4" draw:layer="layout" svg:x1="13.529cm" svg:y1="18.441cm" svg:x2="14.067cm" svg:y2="18.9cm">
              <text:p/>
            </draw:line>
            <draw:line draw:style-name="gr40" draw:text-style-name="P4" draw:layer="layout" svg:x1="15.1cm" svg:y1="17.6cm" svg:x2="14cm" svg:y2="18.9cm">
              <text:p/>
            </draw:line>
          </draw:g>
        </draw:g>
        <draw:g>
          <draw:custom-shape draw:style-name="gr34" draw:text-style-name="P26" draw:layer="layout" svg:width="10.8cm" svg:height="1cm" svg:x="8.6cm" svg:y="10.5cm">
            <text:p text:style-name="P8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10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11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4" draw:text-style-name="P26" draw:layer="layout" svg:width="10.8cm" svg:height="1cm" svg:x="8.605cm" svg:y="11.6cm">
            <text:p text:style-name="P8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05cm" svg:y="11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05cm 12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2" draw:text-style-name="P24" draw:layer="layout" svg:width="10.8cm" svg:height="2cm" svg:x="8.6cm" svg:y="4.5cm">
          <text:p text:style-name="P1"><text:span text:style-name="T7">Números especiales </text:span></text:p>
          <text:p text:style-name="P1"><text:span text:style-name="T7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33" draw:layer="layout" svg:width="10.8cm" svg:height="1cm" svg:x="8.6cm" svg:y="7cm">
            <text:p text:style-name="P8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29" draw:layer="layout" svg:width="10.8cm" svg:height="0.6cm" svg:x="8.6cm" svg:y="9.15cm">
          <text:p text:style-name="P8"><text:span text:style-name="T11">○</text:span><text:span text:style-name="T11">3.1416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9.75cm">
          <office:event-listeners>
            <presentation:event-listener script:event-name="dom:click" presentation:action="next-page"/>
          </office:event-listeners>
          <text:p text:style-name="P8"><text:span text:style-name="T11">○</text:span><text:span text:style-name="T11">2.7183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10.35cm">
          <text:p text:style-name="P8"><text:span text:style-name="T11">○</text:span><text:span text:style-name="T11">1.6180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10.95cm">
          <text:p text:style-name="P8"><text:span text:style-name="T11">○</text:span><text:span text:style-name="T11">1.4142</text:span></text:p>
          <draw:enhanced-geometry svg:viewBox="0 0 21600 21600" draw:type="rectangle" draw:enhanced-path="M 0 0 L 21600 0 21600 21600 0 21600 0 0 Z N"/>
        </draw:custom-shape>
        <draw:g>
          <draw:custom-shape draw:style-name="gr34" draw:text-style-name="P26" draw:layer="layout" svg:width="10.8cm" svg:height="1cm" svg:x="8.6cm" svg:y="8.1cm">
            <text:p text:style-name="P8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-3.14159265358979) translate (19.2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4" draw:text-style-name="P26" draw:layer="layout" svg:width="10.8cm" svg:height="1cm" svg:x="8.605cm" svg:y="11.6cm">
            <text:p text:style-name="P8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05cm" svg:y="11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05cm 12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8" draw:text-style-name="P30" draw:layer="layout" svg:width="10.8cm" svg:height="2.2cm" svg:x="8.6cm" svg:y="1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2" draw:layer="layout" svg:width="2.992cm" svg:height="0.68cm" svg:x="12.401cm" svg:y="18.9cm">
            <text:p text:style-name="P31"><text:span text:style-name="T1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0" draw:text-style-name="P4" draw:layer="layout" svg:x1="12.9cm" svg:y1="18.441cm" svg:x2="13.438cm" svg:y2="18.9cm">
              <text:p/>
            </draw:line>
            <draw:line draw:style-name="gr40" draw:text-style-name="P4" draw:layer="layout" svg:x1="14.471cm" svg:y1="17.6cm" svg:x2="13.371cm" svg:y2="18.9cm">
              <text:p/>
            </draw:line>
          </draw:g>
          <draw:g>
            <draw:line draw:style-name="gr40" draw:text-style-name="P4" draw:layer="layout" svg:x1="13.214cm" svg:y1="18.441cm" svg:x2="13.752cm" svg:y2="18.9cm">
              <text:p/>
            </draw:line>
            <draw:line draw:style-name="gr40" draw:text-style-name="P4" draw:layer="layout" svg:x1="14.786cm" svg:y1="17.6cm" svg:x2="13.686cm" svg:y2="18.9cm">
              <text:p/>
            </draw:line>
          </draw:g>
          <draw:g>
            <draw:line draw:style-name="gr40" draw:text-style-name="P4" draw:layer="layout" svg:x1="13.529cm" svg:y1="18.441cm" svg:x2="14.067cm" svg:y2="18.9cm">
              <text:p/>
            </draw:line>
            <draw:line draw:style-name="gr40" draw:text-style-name="P4" draw:layer="layout" svg:x1="15.1cm" svg:y1="17.6cm" svg:x2="14cm" svg:y2="18.9cm">
              <text:p/>
            </draw:line>
          </draw:g>
        </draw:g>
        <draw:custom-shape draw:style-name="gr32" draw:text-style-name="P24" draw:layer="layout" svg:width="10.8cm" svg:height="2cm" svg:x="8.6cm" svg:y="4.5cm">
          <text:p text:style-name="P1"><text:span text:style-name="T7">Números especiales </text:span></text:p>
          <text:p text:style-name="P1"><text:span text:style-name="T7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5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33" draw:layer="layout" svg:width="10.8cm" svg:height="1cm" svg:x="8.6cm" svg:y="7cm">
            <text:p text:style-name="P8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29" draw:layer="layout" svg:width="10.8cm" svg:height="0.6cm" svg:x="8.6cm" svg:y="10.25cm">
          <text:p text:style-name="P8"><text:span text:style-name="T11">○</text:span><text:span text:style-name="T11">3.1416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10.85cm">
          <text:p text:style-name="P8"><text:span text:style-name="T11">○</text:span><text:span text:style-name="T11">2.7183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11.45cm">
          <office:event-listeners>
            <presentation:event-listener script:event-name="dom:click" presentation:action="next-page"/>
          </office:event-listeners>
          <text:p text:style-name="P8"><text:span text:style-name="T11">○</text:span><text:span text:style-name="T11">1.6180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8cm" svg:height="0.6cm" svg:x="8.6cm" svg:y="12.05cm">
          <text:p text:style-name="P8"><text:span text:style-name="T11">○</text:span><text:span text:style-name="T11">1.4142</text:span></text:p>
          <draw:enhanced-geometry svg:viewBox="0 0 21600 21600" draw:type="rectangle" draw:enhanced-path="M 0 0 L 21600 0 21600 21600 0 21600 0 0 Z N"/>
        </draw:custom-shape>
        <draw:g>
          <draw:custom-shape draw:style-name="gr41" draw:text-style-name="P33" draw:layer="layout" svg:width="10.8cm" svg:height="1cm" svg:x="8.6cm" svg:y="8.1cm">
            <text:p text:style-name="P8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4" draw:text-style-name="P26" draw:layer="layout" svg:width="10.8cm" svg:height="1cm" svg:x="8.605cm" svg:y="9.2cm">
            <text:p text:style-name="P8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05cm" svg:y="9.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-3.14159265358979) translate (19.205cm 10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8" draw:text-style-name="P30" draw:layer="layout" svg:width="10.8cm" svg:height="2.2cm" svg:x="8.6cm" svg:y="1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2" draw:layer="layout" svg:width="2.992cm" svg:height="0.68cm" svg:x="12.401cm" svg:y="18.9cm">
            <text:p text:style-name="P31"><text:span text:style-name="T1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0" draw:text-style-name="P4" draw:layer="layout" svg:x1="12.9cm" svg:y1="18.441cm" svg:x2="13.438cm" svg:y2="18.9cm">
              <text:p/>
            </draw:line>
            <draw:line draw:style-name="gr40" draw:text-style-name="P4" draw:layer="layout" svg:x1="14.471cm" svg:y1="17.6cm" svg:x2="13.371cm" svg:y2="18.9cm">
              <text:p/>
            </draw:line>
          </draw:g>
          <draw:g>
            <draw:line draw:style-name="gr40" draw:text-style-name="P4" draw:layer="layout" svg:x1="13.214cm" svg:y1="18.441cm" svg:x2="13.752cm" svg:y2="18.9cm">
              <text:p/>
            </draw:line>
            <draw:line draw:style-name="gr40" draw:text-style-name="P4" draw:layer="layout" svg:x1="14.786cm" svg:y1="17.6cm" svg:x2="13.686cm" svg:y2="18.9cm">
              <text:p/>
            </draw:line>
          </draw:g>
          <draw:g>
            <draw:line draw:style-name="gr40" draw:text-style-name="P4" draw:layer="layout" svg:x1="13.529cm" svg:y1="18.441cm" svg:x2="14.067cm" svg:y2="18.9cm">
              <text:p/>
            </draw:line>
            <draw:line draw:style-name="gr40" draw:text-style-name="P4" draw:layer="layout" svg:x1="15.1cm" svg:y1="17.6cm" svg:x2="14cm" svg:y2="18.9cm">
              <text:p/>
            </draw:line>
          </draw:g>
        </draw:g>
        <draw:custom-shape draw:style-name="gr32" draw:text-style-name="P24" draw:layer="layout" svg:width="10.8cm" svg:height="2cm" svg:x="8.6cm" svg:y="4.5cm">
          <text:p text:style-name="P1"><text:span text:style-name="T7">Números especiales </text:span></text:p>
          <text:p text:style-name="P1"><text:span text:style-name="T7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33" draw:layer="layout" svg:width="10.8cm" svg:height="1cm" svg:x="8.6cm" svg:y="7cm">
            <text:p text:style-name="P8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next-page"/>
          </office:event-listeners>
          <draw:custom-shape draw:style-name="gr42" draw:text-style-name="P13" draw:layer="layout" svg:width="10.8cm" svg:height="2.6cm" svg:x="8.6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5" draw:layer="layout" svg:width="3.393cm" svg:height="0.817cm" svg:x="12.3cm" svg:y="18.763cm">
            <text:p text:style-name="P31"><text:span text:style-name="T1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0" draw:text-style-name="P4" draw:layer="layout" svg:x1="12.866cm" svg:y1="18.211cm" svg:x2="13.476cm" svg:y2="18.763cm">
              <text:p/>
            </draw:line>
            <draw:line draw:style-name="gr40" draw:text-style-name="P4" draw:layer="layout" svg:x1="14.647cm" svg:y1="17.2cm" svg:x2="13.4cm" svg:y2="18.763cm">
              <text:p/>
            </draw:line>
          </draw:g>
          <draw:g>
            <draw:line draw:style-name="gr40" draw:text-style-name="P4" draw:layer="layout" svg:x1="13.222cm" svg:y1="18.211cm" svg:x2="13.832cm" svg:y2="18.763cm">
              <text:p/>
            </draw:line>
            <draw:line draw:style-name="gr40" draw:text-style-name="P4" draw:layer="layout" svg:x1="15.004cm" svg:y1="17.2cm" svg:x2="13.757cm" svg:y2="18.763cm">
              <text:p/>
            </draw:line>
          </draw:g>
          <draw:g>
            <draw:line draw:style-name="gr40" draw:text-style-name="P4" draw:layer="layout" svg:x1="13.579cm" svg:y1="18.211cm" svg:x2="14.189cm" svg:y2="18.763cm">
              <text:p/>
            </draw:line>
            <draw:line draw:style-name="gr40" draw:text-style-name="P4" draw:layer="layout" svg:x1="15.36cm" svg:y1="17.2cm" svg:x2="14.113cm" svg:y2="18.763cm">
              <text:p/>
            </draw:line>
          </draw:g>
        </draw:g>
        <draw:g>
          <draw:custom-shape draw:style-name="gr41" draw:text-style-name="P33" draw:layer="layout" svg:width="10.8cm" svg:height="1cm" svg:x="8.6cm" svg:y="8.1cm">
            <text:p text:style-name="P8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1" draw:text-style-name="P33" draw:layer="layout" svg:width="10.8cm" svg:height="1cm" svg:x="8.605cm" svg:y="9.2cm">
            <text:p text:style-name="P8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05cm" svg:y="9.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05cm 10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2" draw:text-style-name="P24" draw:layer="layout" svg:width="10.8cm" svg:height="2cm" svg:x="8.6cm" svg:y="4.5cm">
          <text:p text:style-name="P1"><text:span text:style-name="T7">Números especiales </text:span></text:p>
          <text:p text:style-name="P1"><text:span text:style-name="T7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24" draw:layer="layout" svg:width="10.8cm" svg:height="2cm" svg:x="8.6cm" svg:y="4.5cm">
          <text:p text:style-name="P1"><text:span text:style-name="T7">Números especiales </text:span></text:p>
          <text:p text:style-name="P1"><text:span text:style-name="T7">en la matemática</text:span></text:p>
          <draw:enhanced-geometry svg:viewBox="0 0 21600 21600" draw:type="rectangle" draw:enhanced-path="M 0 0 L 21600 0 21600 21600 0 21600 0 0 Z N"/>
        </draw:custom-shape>
        <draw:g>
          <draw:custom-shape draw:style-name="gr44" draw:text-style-name="P37" draw:layer="layout" svg:width="10.8cm" svg:height="1cm" svg:x="8.6cm" svg:y="7cm">
            <text:p text:style-name="P36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4" draw:text-style-name="P38" draw:layer="layout" svg:width="10.8cm" svg:height="1cm" svg:x="8.6cm" svg:y="8.1cm">
            <text:p text:style-name="P8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4" draw:text-style-name="P38" draw:layer="layout" svg:width="10.8cm" svg:height="1cm" svg:x="8.605cm" svg:y="9.2cm">
            <text:p text:style-name="P8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7" draw:layer="layout" svg:width="1cm" svg:height="1cm" svg:x="18.405cm" svg:y="9.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8" draw:layer="layout" svg:width="0.6cm" svg:height="0.6cm" draw:transform="rotate (1.5707963267949) translate (18.605cm 10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5" draw:text-style-name="P13" draw:layer="layout" svg:width="2.581cm" svg:height="2.6cm" svg:x="13.119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9" draw:layer="layout" svg:width="2.271cm" svg:height="0.52cm" svg:x="13.272cm" svg:y="18.788cm">
            <text:p text:style-name="P1"><text:span text:style-name="T1">Repet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3" draw:layer="layout" svg:width="1.376cm" svg:height="1.376cm" draw:transform="rotate (-0.785398163397448) translate (14.362cm 16.821cm)">
            <text:p/>
            <draw:enhanced-geometry svg:viewBox="0 0 21600 21600" draw:mirror-horizontal="false" draw:mirror-vertical="false" draw:text-areas="0 0 21600 21600" draw:type="circular-arrow" draw:modifiers="66.1851335090637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office:event-listeners>
            <presentation:event-listener script:event-name="dom:click" presentation:action="next-page"/>
          </office:event-listeners>
          <draw:custom-shape draw:style-name="gr48" draw:text-style-name="P13" draw:layer="layout" svg:width="2.6cm" svg:height="2.6cm" svg:x="16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9" draw:layer="layout" svg:width="2.288cm" svg:height="0.52cm" svg:x="16.954cm" svg:y="18.788cm">
            <text:p text:style-name="P1"><text:span text:style-name="T1">Report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3" draw:layer="layout" svg:width="0.94cm" svg:height="1.316cm" svg:x="17.697cm" svg:y="17.4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3" draw:layer="layout" svg:width="0.278cm" svg:height="0.279cm" draw:transform="skewX (-0.00366519142918816) rotate (-0.523598775598299) translate (18.501cm 17.106cm)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3" draw:layer="layout" svg:width="0.277cm" svg:height="0.697cm" draw:transform="skewX (-0.00279252680319088) rotate (-0.523598775598299) translate (18.362cm 17.347cm)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3" draw:layer="layout" svg:width="0.277cm" svg:height="0.275cm" draw:transform="rotate (0.523598775598299) translate (17.875cm 18.086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53" draw:text-style-name="P13" draw:layer="layout" svg:width="3.4cm" svg:height="2.6cm" svg:x="8.6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0" draw:layer="layout" svg:width="3.022cm" svg:height="0.918cm" svg:x="8.802cm" svg:y="16.953cm">
          <text:p text:style-name="P1"><text:span text:style-name="T12">100%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.814cm" svg:height="0.918cm" svg:x="8.802cm" svg:y="18.1cm">
          <text:p text:style-name="P41"><text:span text:style-name="T12">3/3 </text:span></text:p>
          <draw:enhanced-geometry svg:viewBox="0 0 21600 21600" draw:type="rectangle" draw:enhanced-path="M 0 0 L 21600 0 21600 21600 0 21600 0 0 Z N"/>
        </draw:custom-shape>
        <draw:g>
          <draw:line draw:style-name="gr40" draw:text-style-name="P4" draw:layer="layout" svg:x1="10.716cm" svg:y1="18.573cm" svg:x2="10.992cm" svg:y2="18.789cm">
            <text:p/>
          </draw:line>
          <draw:line draw:style-name="gr40" draw:text-style-name="P4" draw:layer="layout" svg:x1="11.521cm" svg:y1="18.176cm" svg:x2="10.957cm" svg:y2="18.788cm">
            <text:p/>
          </draw:line>
        </draw:g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56" draw:text-style-name="P17" draw:layer="layout" svg:width="2.581cm" svg:height="2.6cm" svg:x="13.119cm" svg:y="16.8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43" draw:layer="layout" svg:width="10.8cm" svg:height="2cm" svg:x="8.6cm" svg:y="7cm">
            <text:p text:style-name="P8"><text:span text:style-name="T2">Correo*</text:span></text:p>
            <draw:enhanced-geometry svg:viewBox="0 0 21600 21600" draw:type="rectangle" draw:enhanced-path="M 0 0 L 21600 0 21600 21600 0 21600 0 0 Z N"/>
          </draw:custom-shape>
          <draw:g>
            <draw:custom-shape draw:style-name="gr58" draw:text-style-name="P44" draw:layer="layout" svg:width="1.4cm" svg:height="0.79cm" svg:x="9cm" svg:y="7.4cm">
              <text:p/>
              <draw:enhanced-geometry svg:viewBox="0 0 21600 21600" draw:type="rectangle" draw:enhanced-path="M 0 0 L 21600 0 21600 21600 0 21600 0 0 Z N"/>
            </draw:custom-shape>
            <draw:line draw:style-name="gr59" draw:text-style-name="P44" draw:layer="layout" svg:x1="9cm" svg:y1="7.4cm" svg:x2="9.7cm" svg:y2="7.8cm">
              <text:p/>
            </draw:line>
            <draw:line draw:style-name="gr59" draw:text-style-name="P44" draw:layer="layout" svg:x1="9.7cm" svg:y1="7.8cm" svg:x2="10.4cm" svg:y2="7.4cm">
              <text:p/>
            </draw:line>
            <draw:custom-shape draw:style-name="gr60" draw:text-style-name="P45" draw:layer="layout" svg:width="0.1cm" svg:height="0.1cm" svg:x="9.65cm" svg:y="7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1" draw:text-style-name="P47" draw:layer="layout" svg:width="8.4cm" svg:height="1.6cm" svg:x="10.8cm" svg:y="7.2cm">
            <office:event-listeners>
              <presentation:event-listener script:event-name="dom:click" presentation:action="show" xlink:href="#page10" xlink:type="simple" xlink:show="embed" xlink:actuate="onRequest"/>
            </office:event-listeners>
            <text:p text:style-name="P46"><text:span text:style-name="T13">Correo (obligatorio)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48" draw:layer="layout" svg:width="10.95cm" svg:height="1.2cm" svg:x="8.45cm" svg:y="4.4cm">
          <text:p text:style-name="P1"><text:span text:style-name="T14">Reportar Cuestionario</text:span></text:p>
          <draw:enhanced-geometry svg:viewBox="0 0 21600 21600" draw:type="rectangle" draw:enhanced-path="M 0 0 L 21600 0 21600 21600 0 21600 0 0 Z N"/>
        </draw:custom-shape>
        <draw:custom-shape draw:style-name="gr63" draw:text-style-name="P49" draw:layer="layout" svg:width="10.8cm" svg:height="1.4cm" svg:x="8.6cm" svg:y="5.4cm">
          <text:p text:style-name="P1"><text:span text:style-name="T15">Números especiales </text:span></text:p>
          <text:p text:style-name="P1"><text:span text:style-name="T15">en la matemática</text:span></text:p>
          <draw:enhanced-geometry svg:viewBox="0 0 21600 21600" draw:type="rectangle" draw:enhanced-path="M 0 0 L 21600 0 21600 21600 0 21600 0 0 Z N"/>
        </draw:custom-shape>
        <draw:custom-shape draw:style-name="gr64" draw:text-style-name="P49" draw:layer="layout" svg:width="10.8cm" svg:height="7.6cm" svg:x="8.6cm" svg:y="9.2cm">
          <text:p text:style-name="P1"><text:span text:style-name="T15">¿Que se podría mejorar de este cuestionario?*</text:span></text:p>
          <draw:enhanced-geometry svg:viewBox="0 0 21600 21600" draw:type="rectangle" draw:enhanced-path="M 0 0 L 21600 0 21600 21600 0 21600 0 0 Z N"/>
        </draw:custom-shape>
        <draw:g>
          <draw:custom-shape draw:style-name="gr65" draw:text-style-name="P50" draw:layer="layout" svg:width="10.8cm" svg:height="2.6cm" svg:x="8.6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51" draw:layer="layout" svg:width="2.992cm" svg:height="0.68cm" svg:x="12.501cm" svg:y="18.9cm">
            <text:p text:style-name="P1"><text:span text:style-name="T15">Enviar Re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7" draw:text-style-name="P52" draw:layer="layout" svg:width="1.4cm" svg:height="0.79cm" svg:x="13.4cm" svg:y="17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8" draw:text-style-name="P53" draw:layer="layout" svg:width="1.399cm" svg:height="0.399cm" svg:x="13.401cm" svg:y="17.69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69" draw:text-style-name="P55" draw:layer="layout" svg:width="10.4cm" svg:height="6.6cm" svg:x="8.8cm" svg:y="10cm">
          <office:event-listeners>
            <presentation:event-listener script:event-name="dom:click" presentation:action="next-page"/>
          </office:event-listeners>
          <text:p text:style-name="P54"><text:span text:style-name="T8">Mejoras (obligatorio)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43" draw:layer="layout" svg:width="10.8cm" svg:height="2cm" svg:x="8.6cm" svg:y="7cm">
            <text:p text:style-name="P8"><text:span text:style-name="T2">Correo*</text:span></text:p>
            <draw:enhanced-geometry svg:viewBox="0 0 21600 21600" draw:type="rectangle" draw:enhanced-path="M 0 0 L 21600 0 21600 21600 0 21600 0 0 Z N"/>
          </draw:custom-shape>
          <draw:g>
            <draw:custom-shape draw:style-name="gr58" draw:text-style-name="P44" draw:layer="layout" svg:width="1.4cm" svg:height="0.79cm" svg:x="9cm" svg:y="7.4cm">
              <text:p/>
              <draw:enhanced-geometry svg:viewBox="0 0 21600 21600" draw:type="rectangle" draw:enhanced-path="M 0 0 L 21600 0 21600 21600 0 21600 0 0 Z N"/>
            </draw:custom-shape>
            <draw:line draw:style-name="gr59" draw:text-style-name="P44" draw:layer="layout" svg:x1="9cm" svg:y1="7.4cm" svg:x2="9.7cm" svg:y2="7.8cm">
              <text:p/>
            </draw:line>
            <draw:line draw:style-name="gr59" draw:text-style-name="P44" draw:layer="layout" svg:x1="9.7cm" svg:y1="7.8cm" svg:x2="10.4cm" svg:y2="7.4cm">
              <text:p/>
            </draw:line>
            <draw:custom-shape draw:style-name="gr60" draw:text-style-name="P45" draw:layer="layout" svg:width="0.1cm" svg:height="0.1cm" svg:x="9.65cm" svg:y="7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1" draw:text-style-name="P56" draw:layer="layout" svg:width="8.4cm" svg:height="1.6cm" svg:x="10.8cm" svg:y="7.2cm">
            <text:p text:style-name="P46"><text:span text:style-name="T16">dnuketm@gmail.com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48" draw:layer="layout" svg:width="10.95cm" svg:height="1.2cm" svg:x="8.45cm" svg:y="4.4cm">
          <text:p text:style-name="P1"><text:span text:style-name="T14">Reportar Cuestionario</text:span></text:p>
          <draw:enhanced-geometry svg:viewBox="0 0 21600 21600" draw:type="rectangle" draw:enhanced-path="M 0 0 L 21600 0 21600 21600 0 21600 0 0 Z N"/>
        </draw:custom-shape>
        <draw:custom-shape draw:style-name="gr63" draw:text-style-name="P49" draw:layer="layout" svg:width="10.8cm" svg:height="1.4cm" svg:x="8.6cm" svg:y="5.4cm">
          <text:p text:style-name="P1"><text:span text:style-name="T15">Números especiales </text:span></text:p>
          <text:p text:style-name="P1"><text:span text:style-name="T15">en la matemática</text:span></text:p>
          <draw:enhanced-geometry svg:viewBox="0 0 21600 21600" draw:type="rectangle" draw:enhanced-path="M 0 0 L 21600 0 21600 21600 0 21600 0 0 Z N"/>
        </draw:custom-shape>
        <draw:custom-shape draw:style-name="gr64" draw:text-style-name="P49" draw:layer="layout" svg:width="10.8cm" svg:height="7.6cm" svg:x="8.6cm" svg:y="9.2cm">
          <text:p text:style-name="P1"><text:span text:style-name="T15">¿Que se podría mejorar de este cuestionario?*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70" draw:text-style-name="P13" draw:layer="layout" svg:width="10.8cm" svg:height="2.6cm" svg:x="8.6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7" draw:layer="layout" svg:width="2.992cm" svg:height="0.68cm" svg:x="12.501cm" svg:y="18.9cm">
            <text:p text:style-name="P1"><text:span text:style-name="T15">Enviar Re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8" draw:text-style-name="P44" draw:layer="layout" svg:width="1.4cm" svg:height="0.79cm" svg:x="13.4cm" svg:y="17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2" draw:text-style-name="P6" draw:layer="layout" svg:width="1.399cm" svg:height="0.399cm" svg:x="13.401cm" svg:y="17.69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69" draw:text-style-name="P58" draw:layer="layout" svg:width="10.4cm" svg:height="6.6cm" svg:x="8.8cm" svg:y="10cm">
          <text:p text:style-name="P54"><text:span text:style-name="T17">Pienso que podrían añadirse mas preguntas a</text:span></text:p>
          <text:p text:style-name="P54"><text:span text:style-name="T17">la base de datos, y que podrían ofrecerse </text:span></text:p>
          <text:p text:style-name="P54"><text:span text:style-name="T17">muchas mas preguntas a los usuarios.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25" draw:text-style-name="P21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76cm" svg:height="0.4cm" svg:x="18.201cm" svg:y="3.54cm">
            <text:p text:style-name="P1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25" draw:layer="layout" svg:width="8cm" svg:height="1.55cm" svg:x="10cm" svg:y="2.25cm">
          <text:p text:style-name="P8"><text:span text:style-name="T8">Buscar cuestio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8cm" svg:height="1.55cm" svg:x="10cm" svg:y="2.25cm">
          <office:event-listeners>
            <presentation:event-listener script:event-name="dom:click" presentation:action="next-page"/>
          </office:event-listeners>
          <text:p text:style-name="P59"><text:span text:style-name="T8">Bu</text:span><text:span text:style-name="T8">sc</text:span><text:span text:style-name="T8">ar </text:span><text:span text:style-name="T8">cu</text:span><text:span text:style-name="T8">est</text:span><text:span text:style-name="T8">ion</text:span><text:span text:style-name="T8">ari</text:span><text:span text:style-name="T8">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05cm" svg:y1="2.962cm" svg:x2="9.506cm" svg:y2="3.418cm">
            <text:p/>
          </draw:line>
          <draw:custom-shape draw:style-name="gr6" draw:text-style-name="P5" draw:layer="layout" svg:width="1.671cm" svg:height="0.38cm" svg:x="8.215cm" svg:y="3.418cm">
            <text:p text:style-name="P1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office:event-listeners>
            <presentation:event-listener script:event-name="dom:click" presentation:action="stop"/>
          </office:event-listeners>
          <draw:custom-shape draw:style-name="gr20" draw:text-style-name="P3" draw:layer="layout" svg:width="1.936cm" svg:height="1.95cm" svg:x="18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1.705cm" svg:height="0.39cm" svg:x="18.057cm" svg:y="3.541cm">
            <text:p text:style-name="P1"><text:span text:style-name="T1">S</text:span><text:span text:style-name="T1">a</text:span><text:span text:style-name="T1">l</text:span><text:span text:style-name="T1">i</text:span><text:span text:style-name="T1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9" draw:layer="layout" svg:width="1cm" svg:height="1cm" draw:transform="rotate (-3.14159265358979) translate (19.5cm 3.4cm)">
            <text:p/>
            <draw:enhanced-geometry svg:viewBox="0 0 21600 21600" draw:mirror-horizontal="false" draw:mirror-vertical="false" draw:type="block-arc" draw:modifiers="110.910305063445 8373.6649033686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19" draw:layer="layout" svg:width="0.1cm" svg:height="0.6cm" svg:x="18.95cm" svg:y="2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10.8cm" svg:height="2cm" svg:x="8.6cm" svg:y="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5.2cm">
            <text:p text:style-name="P1"><text:span text:style-name="T2">Números especiales en la matemá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5.8cm">
            <text:p text:style-name="P8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6.3cm">
            <text:p text:style-name="P8"><text:span text:style-name="T2">154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6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6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6.3cm">
            <text:p text:style-name="P11"><text:span text:style-name="T2">04-03-</text:span><text:span text:style-name="T2">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6.40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6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4" draw:layer="layout" svg:width="3cm" svg:height="0.8cm" svg:x="16cm" svg:y="6cm">
            <text:p text:style-name="P1"><text:span text:style-name="T2">Matemá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11cm" svg:y="5.8cm">
            <text:p text:style-name="P8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cm" svg:y="5.9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6" draw:text-style-name="P15" draw:layer="layout" svg:width="0.6cm" svg:height="0.6cm" svg:x="12.3cm" svg:y="5.8cm">
            <text:p text:style-name="P1"><text:span text:style-name="T2">¿3</text:span><text:span text:style-name="T2">?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4cm" svg:x="8.8cm" svg:y="5.9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8.2cm">
            <text:p text:style-name="P1"><text:span text:style-name="T2">Historia de la Independencia Venezolan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8.8cm">
            <text:p text:style-name="P8"><text:span text:style-name="T2">9</text:span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9.3cm">
            <text:p text:style-name="P8"><text:span text:style-name="T2">6</text:span><text:span text:style-name="T2">3</text:span><text:span text:style-name="T2">2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9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9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9.3cm">
            <text:p text:style-name="P11"><text:span text:style-name="T2">01-01-</text:span><text:span text:style-name="T2">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9cm">
            <text:p text:style-name="P1"><text:span text:style-name="T2">H</text:span><text:span text:style-name="T2">i</text:span><text:span text:style-name="T2">s</text:span><text:span text:style-name="T2">t</text:span><text:span text:style-name="T2">o</text:span><text:span text:style-name="T2">r</text:span><text:span text:style-name="T2">i</text:span><text:span text:style-name="T2">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9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8.8cm">
            <text:p text:style-name="P8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8.8cm">
            <text:p text:style-name="P1"><text:span text:style-name="T2">¿21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8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8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11.2cm">
            <text:p text:style-name="P1"><text:span text:style-name="T2">Historia de la Carrera Espaci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1.8cm">
            <text:p text:style-name="P8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2.3cm">
            <text:p text:style-name="P8"><text:span text:style-name="T2">700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12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12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12.3cm">
            <text:p text:style-name="P11"><text:span text:style-name="T2">05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12cm">
            <text:p text:style-name="P1"><text:span text:style-name="T2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12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11.8cm">
            <text:p text:style-name="P8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11.8cm">
            <text:p text:style-name="P1"><text:span text:style-name="T2">¿10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11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11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14.2cm">
            <text:p text:style-name="P1"><text:span text:style-name="T2">Historia de la Gené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4.8cm">
            <text:p text:style-name="P8"><text:span text:style-name="T2">4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5.3cm">
            <text:p text:style-name="P8"><text:span text:style-name="T2">614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15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15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15.3cm">
            <text:p text:style-name="P11"><text:span text:style-name="T2">17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15cm">
            <text:p text:style-name="P1"><text:span text:style-name="T2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15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14.8cm">
            <text:p text:style-name="P8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14.8cm">
            <text:p text:style-name="P1"><text:span text:style-name="T2">¿15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14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14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6" draw:layer="layout" svg:width="10.8cm" svg:height="2cm" svg:x="8.6cm" svg:y="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0.4cm" svg:height="0.6cm" svg:x="8.8cm" svg:y="17.2cm">
            <text:p text:style-name="P1"><text:span text:style-name="T2">Fundamentos de la Genétic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7.8cm">
            <text:p text:style-name="P8"><text:span text:style-name="T2">3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.4cm" svg:height="0.6cm" svg:x="9.2cm" svg:y="18.3cm">
            <text:p text:style-name="P8"><text:span text:style-name="T2">950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0" draw:layer="layout" svg:width="0.6cm" svg:height="0.4cm" svg:x="8.8cm" svg:y="18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0" draw:layer="layout" svg:width="0.12cm" svg:height="0.134cm" svg:x="9.04cm" svg:y="18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2" draw:layer="layout" svg:width="3cm" svg:height="0.6cm" svg:x="10.9cm" svg:y="18.3cm">
            <text:p text:style-name="P11"><text:span text:style-name="T2">10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cm" svg:height="0.8cm" svg:x="16cm" svg:y="18cm">
            <text:p text:style-name="P1"><text:span text:style-name="T2">Biología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3" draw:layer="layout" svg:width="0.4cm" svg:height="0.392cm" svg:x="10.6cm" svg:y="18.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0.4cm" svg:height="0.118cm" svg:x="10.6cm" svg:y="18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9" draw:layer="layout" svg:width="1.4cm" svg:height="0.6cm" svg:x="11.045cm" svg:y="17.8cm">
            <text:p text:style-name="P8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6cm" svg:height="0.6cm" svg:x="12.345cm" svg:y="17.8cm">
            <text:p text:style-name="P1"><text:span text:style-name="T2">¿40?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6cm" svg:height="0.4cm" svg:x="10.546cm" svg:y="17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6" draw:layer="layout" svg:width="0.6cm" svg:height="0.4cm" svg:x="8.801cm" svg:y="17.901cm">
            <text:p text:style-name="P1"><text:span text:style-name="T3">!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7" draw:layer="layout" svg:width="10.8cm" svg:height="2cm" svg:x="8.6cm" svg:y="5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4" draw:layer="layout" svg:width="13.968cm" svg:height="10.476cm" svg:x="3.81cm" svg:y="2.123cm" draw:page-number="11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DemiLight1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1:54:22.326327528</meta:creation-date>
    <meta:editing-duration>PT7H16M54S</meta:editing-duration>
    <meta:editing-cycles>80</meta:editing-cycles>
    <meta:generator>LibreOffice/5.2.5.1$Windows_x86 LibreOffice_project/0312e1a284a7d50ca85a365c316c7abbf20a4d22</meta:generator>
    <dc:date>2017-04-03T23:08:55.518000000</dc:date>
    <meta:document-statistic meta:object-count="566"/>
  </office:meta>
</office:document-meta>
</file>